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16cm"/>
    </style:style>
    <style:style style:name="co2" style:family="table-column">
      <style:table-column-properties fo:break-before="auto" style:column-width="23.50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salmus 16 (17) 1-6</text:p>
          </table:table-cell>
          <table:table-cell office:value-type="string">
            <text:p>Psaume 16 (17) 1-6</text:p>
          </table:table-cell>
        </table:table-row>
        <table:table-row table:style-name="ro1">
          <table:table-cell office:value-type="string">
            <text:p>Ab impiis salva me, Domine</text:p>
          </table:table-cell>
          <table:table-cell office:value-type="string">
            <text:p>Des impies, sauve-moi, Seigneur.</text:p>
          </table:table-cell>
        </table:table-row>
        <table:table-row table:style-name="ro1">
          <table:table-cell office:value-type="string">
            <text:p>In diebus carnis suae. .. preces offerens et exauditus (Hebr 5, 7).</text:p>
          </table:table-cell>
          <table:table-cell office:value-type="string">
            <text:p>Lui qui, aux jours de sa chair, avait présenté ses prières, a été exaucé (Hebr 5, 7)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audi, Domine, iustitiam meam, intende deprecationem meam. Auribus percipe orationem meam, non in labiis dolosis.</text:p>
          </table:table-cell>
          <table:table-cell office:value-type="string">
            <text:p>Seigneur, entends la justice, écoute mon cri ; prête l'oreille à ma prière, qui n'est pas proférée par des lèvres trompeuses.</text:p>
          </table:table-cell>
        </table:table-row>
        <table:table-row table:style-name="ro1">
          <table:table-cell office:value-type="string">
            <text:p>De vultu tuo iudicium meum prodeat; oculi tui videant aequitates.</text:p>
          </table:table-cell>
          <table:table-cell office:value-type="string">
            <text:p>Que mon jugement sorte de ta face, que tes yeux regardent l'équité ! </text:p>
          </table:table-cell>
        </table:table-row>
        <table:table-row table:style-name="ro1">
          <table:table-cell office:value-type="string">
            <text:p>Proba cor meum et visita nocte; igne me examina, et non invenies in me iniquitatem.</text:p>
          </table:table-cell>
          <table:table-cell office:value-type="string">
            <text:p>Tu as éprouvé mon coeur, tu l'as visité la nuit, tu m'as mis dans le creuset : tu ne trouves rien. Avec ma pensée ma bouche n'est pas en désaccord. </text:p>
          </table:table-cell>
        </table:table-row>
        <table:table-row table:style-name="ro1">
          <table:table-cell office:value-type="string">
            <text:p>Non transgreditur os meum ad opera hominum, propter verba labiorum tuorum custodivi me a viis violenti.</text:p>
          </table:table-cell>
          <table:table-cell office:value-type="string">
            <text:p>Quant aux actions de l'homme, fidèle à la parole de tes lèvres; j'ai pris garde aux voies des violents. </text:p>
          </table:table-cell>
        </table:table-row>
        <table:table-row table:style-name="ro1">
          <table:table-cell office:value-type="string">
            <text:p>Retine gressus meos in semitis tuis, ut non moveantur vestigia mea.</text:p>
          </table:table-cell>
          <table:table-cell office:value-type="string">
            <text:p>Mes pas se sont attachés à tes sentiers, et mes pieds n'ont pas chancelé. </text:p>
          </table:table-cell>
        </table:table-row>
        <table:table-row table:style-name="ro1">
          <table:table-cell office:value-type="string">
            <text:p>Ego ad te clamavi, quoniam exaudis me, Deus; inclina aurem tuam mihi et exaudi verba mea.</text:p>
          </table:table-cell>
          <table:table-cell office:value-type="string">
            <text:p>Je t'invoque, car tu m'exauces, ô Dieu ; incline vers moi ton oreille, écoute ma prière.</text:p>
          </table:table-cell>
        </table:table-row>
        <table:table-row table:style-name="ro1">
          <table:table-cell office:value-type="string">
            <text:p>Mirífica misericórdias tuas, * qui salvos facis ab insurgéntibus  sperántes in déxtera tua. </text:p>
          </table:table-cell>
          <table:table-cell office:value-type="string">
            <text:p>Fais éclater tes miséricordes, toi qui sauves les insurgés et ceux qui espèrent à ta droite.</text:p>
          </table:table-cell>
        </table:table-row>
        <table:table-row table:style-name="ro1">
          <table:table-cell office:value-type="string">
            <text:p>Custódi me ut pupíllam óculi,  sub umbra alárum tuárum prótege me * a fácie impiórum, qui me afflixérunt.</text:p>
          </table:table-cell>
          <table:table-cell office:value-type="string">
            <text:p>Garde-moi comme la prunelle de l'oeil ; à l'ombre de tes ailes mets-moi à couvert des impies qui me persécutent.</text:p>
          </table:table-cell>
        </table:table-row>
        <table:table-row table:style-name="ro1">
          <table:table-cell office:value-type="string">
            <text:p>Inimíci mei in furóre circumdedérunt me,  ádipem suum conclusérunt; * os eórum locútum est supérbiam. </text:p>
          </table:table-cell>
          <table:table-cell office:value-type="string">
            <text:p>Des ennemis mortels m'entourent. Ils ferment leurs entrailles à la pitié, ils ont à la bouche des paroles hautaines. </text:p>
          </table:table-cell>
        </table:table-row>
        <table:table-row table:style-name="ro1">
          <table:table-cell office:value-type="string">
            <text:p>Incedéntes nunc circumdedérunt me, * óculos suos statuérunt prostérnere in terram. </text:p>
          </table:table-cell>
          <table:table-cell office:value-type="string">
            <text:p>Ils sont sur nos pas, ils nous entourent, ils nous épient pour nous renverser par terre. </text:p>
          </table:table-cell>
        </table:table-row>
        <table:table-row table:style-name="ro1">
          <table:table-cell office:value-type="string">
            <text:p>Aspéctus eórum quasi leónis paráti ad prædam * et sicut cátuli leónis recubántis in ábditis.</text:p>
          </table:table-cell>
          <table:table-cell office:value-type="string">
            <text:p>Ils ressemblent au lion avide de dévorer, au lionceau campé dans son fourré. </text:p>
          </table:table-cell>
        </table:table-row>
        <table:table-row table:style-name="ro1">
          <table:table-cell office:value-type="string">
            <text:p>Exsúrge, Dómine, præveni eum, supplánta eum; * éripe ánimam meam ab ímpio frámea tua, </text:p>
          </table:table-cell>
          <table:table-cell office:value-type="string">
            <text:p>Lève-toi, le Seigneur, marche à sa rencontre, terrasse-le; délivre mon âme du méchant par ton glaive, </text:p>
          </table:table-cell>
        </table:table-row>
        <table:table-row table:style-name="ro1">
          <table:table-cell office:value-type="string">
            <text:p>a mórtuis manu tua, Dómine, * a mórtuis, quorum defécit pórtio vitæ. </text:p>
          </table:table-cell>
          <table:table-cell office:value-type="string">
            <text:p>des hommes par ta main, de ces hommes du siècle dont la part est dans la vie présente, </text:p>
          </table:table-cell>
        </table:table-row>
        <table:table-row table:style-name="ro1">
          <table:table-cell office:value-type="string">
            <text:p>De recónditis tuis adímpleas ventrem eórum, * saturéntur fílii  et dimíttant relíquias párvulis suis. </text:p>
          </table:table-cell>
          <table:table-cell office:value-type="string">
            <text:p>dont tu remplis le ventre de tes trésors, qui sont rassasiés de fils, et laissent leur superflu à leurs petits-fils. </text:p>
          </table:table-cell>
        </table:table-row>
        <table:table-row table:style-name="ro1">
          <table:table-cell office:value-type="string">
            <text:p>Ego autem in iustítia vidébo fáciem tuam, * satiábor, cum evigilávero, conspéctu tuo.</text:p>
          </table:table-cell>
          <table:table-cell office:value-type="string">
            <text:p>Pour moi, dans mon innocence je contemplerai ta face ; à mon réveil, je me rassasierai de ton imag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10/06/2016</text:date>, <text:time>16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0T16:28:41</dc:date>
    <dc:creator>Boris Maire</dc:creator>
    <meta:document-statistic meta:table-count="1" meta:cell-count="36" meta:object-count="0"/>
    <meta:generator>OpenOffice/4.1.2$Unix OpenOffice.org_project/412m3$Build-9782</meta:generator>
  </office:meta>
</office:document-meta>
</file>